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style:font-name-complex="Times New Roman" fo:font-weight="bold" style:font-weight-asian="bold"/>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style:font-name-complex="Times New Roman" fo:font-style="italic" style:font-style-asian="italic" style:text-underline-type="single" style:text-underline-style="solid" style:text-underline-width="auto" style:text-underline-mode="continuous"/>
    </style:style>
    <style:style style:name="T6" style:parent-style-name="Policepardéfaut" style:family="text">
      <style:text-properties style:font-name-complex="Times New Roman" fo:font-style="italic" style:font-style-asian="italic"/>
    </style:style>
    <style:style style:name="P7" style:parent-style-name="Standard" style:family="paragraph">
      <style:paragraph-properties fo:text-align="justify"/>
    </style:style>
    <style:style style:name="T8" style:parent-style-name="Policepardéfaut" style:family="text">
      <style:text-properties style:font-name-complex="Times New Roman" fo:font-style="italic" style:font-style-asian="italic" style:text-underline-type="single" style:text-underline-style="solid" style:text-underline-width="auto" style:text-underline-mode="continuous"/>
    </style:style>
    <style:style style:name="T9" style:parent-style-name="Policepardéfaut" style:family="text">
      <style:text-properties style:font-name-complex="Times New Roman" fo:font-style="italic" style:font-style-asian="italic"/>
    </style:style>
    <style:style style:name="T10" style:parent-style-name="Policepardéfaut" style:family="text">
      <style:text-properties style:font-name-complex="Times New Roman" fo:font-style="italic" style:font-style-asian="italic"/>
    </style:style>
    <style:style style:name="T11" style:parent-style-name="Policepardéfaut" style:family="text">
      <style:text-properties style:font-name-complex="Times New Roman" fo:font-style="italic" style:font-style-asian="italic"/>
    </style:style>
    <style:style style:name="T12" style:parent-style-name="Policepardéfaut" style:family="text">
      <style:text-properties style:font-name-complex="Times New Roman" fo:font-style="italic" style:font-style-asian="italic"/>
    </style:style>
    <style:style style:name="T13" style:parent-style-name="Policepardéfaut" style:family="text">
      <style:text-properties style:font-name-complex="Times New Roman" fo:font-style="italic" style:font-style-asian="italic"/>
    </style:style>
    <style:style style:name="P14" style:parent-style-name="Standard" style:family="paragraph">
      <style:paragraph-properties fo:text-align="justify"/>
    </style:style>
    <style:style style:name="T15" style:parent-style-name="Policepardéfaut" style:family="text">
      <style:text-properties style:font-name-complex="Times New Roman" fo:font-style="italic" style:font-style-asian="italic" style:text-underline-type="single" style:text-underline-style="solid" style:text-underline-width="auto" style:text-underline-mode="continuous"/>
    </style:style>
    <style:style style:name="T16" style:parent-style-name="Policepardéfaut" style:family="text">
      <style:text-properties style:font-name-complex="Times New Roman" fo:font-style="italic" style:font-style-asian="italic"/>
    </style:style>
    <style:style style:name="P17" style:parent-style-name="Standard" style:family="paragraph">
      <style:paragraph-properties fo:text-align="justify"/>
    </style:style>
    <style:style style:name="T18" style:parent-style-name="Policepardéfaut" style:family="text">
      <style:text-properties style:font-name-complex="Times New Roman" fo:font-style="italic" style:font-style-asian="italic" style:text-underline-type="single" style:text-underline-style="solid" style:text-underline-width="auto" style:text-underline-mode="continuous"/>
    </style:style>
    <style:style style:name="T19" style:parent-style-name="Policepardéfaut" style:family="text">
      <style:text-properties style:font-name-complex="Times New Roman" fo:font-style="italic" style:font-style-asian="italic"/>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Policepardéfaut" style:family="text">
      <style:text-properties style:font-name-complex="Times New Roman" fo:font-weight="bold" style:font-weight-asian="bold"/>
    </style:style>
    <style:style style:name="P23" style:parent-style-name="Standard" style:family="paragraph">
      <style:paragraph-properties fo:text-align="justify"/>
    </style:style>
    <style:style style:name="T24" style:parent-style-name="Policepardéfaut" style:family="text">
      <style:text-properties style:font-name-complex="Times New Roman"/>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T27" style:parent-style-name="Policepardéfaut" style:family="text">
      <style:text-properties style:font-name-complex="Times New Roman" fo:font-weight="bold" style:font-weight-asian="bold"/>
    </style:style>
    <style:style style:name="T28" style:parent-style-name="Policepardéfaut" style:family="text">
      <style:text-properties style:font-name-complex="Times New Roman" fo:font-weight="bold" style:font-weight-asian="bold"/>
    </style:style>
    <style:style style:name="P29" style:parent-style-name="Standard" style:family="paragraph">
      <style:paragraph-properties fo:text-align="justify"/>
    </style:style>
    <style:style style:name="T30" style:parent-style-name="Policepardéfaut" style:family="text">
      <style:text-properties style:font-name-complex="Times New Roman"/>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fo:color="#FF0000"/>
    </style:style>
    <style:style style:name="T37" style:parent-style-name="Policepardéfaut" style:family="text">
      <style:text-properties style:font-name-complex="Times New Roman"/>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Policepardéfaut" style:family="text">
      <style:text-properties style:font-name-complex="Times New Roman" fo:font-weight="bold" style:font-weight-asian="bold"/>
    </style:style>
    <style:style style:name="T41" style:parent-style-name="Policepardéfaut" style:family="text">
      <style:text-properties style:font-name-complex="Times New Roman" fo:font-weight="bold" style:font-weight-asian="bold" fo:color="#FF0000"/>
    </style:style>
    <style:style style:name="T42" style:parent-style-name="Policepardéfaut" style:family="text">
      <style:text-properties style:font-name-complex="Times New Roman" fo:font-weight="bold" style:font-weight-asian="bold"/>
    </style:style>
    <style:style style:name="P43" style:parent-style-name="Standard" style:family="paragraph">
      <style:paragraph-properties fo:text-align="justify"/>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Policepardéfaut" style:family="text">
      <style:text-properties style:font-name-complex="Times New Roman" fo:font-weight="bold" style:font-weight-asian="bold"/>
    </style:style>
    <style:style style:name="T53" style:parent-style-name="Policepardéfaut" style:family="text">
      <style:text-properties style:font-name-complex="Times New Roman" fo:font-weight="bold" style:font-weight-asian="bold"/>
    </style:style>
    <style:style style:name="P54" style:parent-style-name="Standard" style:family="paragraph">
      <style:paragraph-properties fo:text-align="justify"/>
    </style:style>
    <style:style style:name="T55" style:parent-style-name="Policepardéfaut" style:family="text">
      <style:text-properties style:font-name-complex="Times New Roman"/>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Policepardéfaut" style:family="text">
      <style:text-properties style:font-name-complex="Times New Roman" fo:font-weight="bold" style:font-weight-asian="bold"/>
    </style:style>
    <style:style style:name="T59" style:parent-style-name="Policepardéfaut" style:family="text">
      <style:text-properties style:font-name-complex="Times New Roman" fo:font-weight="bold" style:font-weight-asian="bold" fo:color="#FF0000"/>
    </style:style>
    <style:style style:name="T60" style:parent-style-name="Policepardéfaut" style:family="text">
      <style:text-properties style:font-name-complex="Times New Roman" fo:font-weight="bold" style:font-weight-asian="bold"/>
    </style:style>
    <style:style style:name="T61" style:parent-style-name="Policepardéfaut" style:family="text">
      <style:text-properties style:font-name-complex="Times New Roman" fo:font-weight="bold" style:font-weight-asian="bold" fo:color="#FF0000"/>
    </style:style>
    <style:style style:name="T62" style:parent-style-name="Policepardéfaut" style:family="text">
      <style:text-properties style:font-name-complex="Times New Roman" fo:font-weight="bold" style:font-weight-asian="bold"/>
    </style:style>
    <style:style style:name="P63" style:parent-style-name="Standard" style:family="paragraph">
      <style:paragraph-properties fo:text-align="justify"/>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P69" style:parent-style-name="Standard" style:family="paragraph">
      <style:paragraph-properties fo:text-align="justify"/>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Policepardéfaut" style:family="text">
      <style:text-properties style:font-name-complex="Times New Roman" fo:font-weight="bold" style:font-weight-asian="bold"/>
    </style:style>
    <style:style style:name="P75" style:parent-style-name="Standard" style:family="paragraph">
      <style:paragraph-properties fo:text-align="justify"/>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Policepardéfaut" style:family="text">
      <style:text-properties style:font-name-complex="Times New Roman" fo:font-weight="bold" style:font-weight-asian="bold"/>
    </style:style>
    <style:style style:name="P81" style:parent-style-name="Standard" style:family="paragraph">
      <style:paragraph-properties fo:text-align="justify"/>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Policepardéfaut" style:family="text">
      <style:text-properties style:font-name-complex="Times New Roman" fo:font-weight="bold" style:font-weight-asian="bold"/>
    </style:style>
    <style:style style:name="T87" style:parent-style-name="Policepardéfaut" style:family="text">
      <style:text-properties style:font-name-complex="Times New Roman" fo:font-weight="bold" style:font-weight-asian="bold" fo:color="#FF0000"/>
    </style:style>
    <style:style style:name="T88" style:parent-style-name="Policepardéfaut" style:family="text">
      <style:text-properties style:font-name-complex="Times New Roman" fo:font-weight="bold" style:font-weight-asian="bold"/>
    </style:style>
    <style:style style:name="P89" style:parent-style-name="Standard" style:family="paragraph">
      <style:paragraph-properties fo:text-align="justify"/>
    </style:style>
    <style:style style:name="T90" style:parent-style-name="Policepardéfaut" style:family="text">
      <style:text-properties style:font-name-complex="Times New Roman" fo:font-weight="bold" style:font-weight-asian="bold"/>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T99" style:parent-style-name="Policepardéfaut" style:family="text">
      <style:text-properties style:font-name-complex="Times New Roman" fo:font-weight="bold" style:font-weight-asian="bold"/>
    </style:style>
    <style:style style:name="P100" style:parent-style-name="Standard" style:family="paragraph">
      <style:paragraph-properties fo:text-align="justify"/>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T107" style:parent-style-name="Policepardéfaut" style:family="text">
      <style:text-properties style:font-name-complex="Times New Roman" fo:font-weight="bold" style:font-weight-asian="bold"/>
    </style:style>
    <style:style style:name="T108" style:parent-style-name="Policepardéfaut" style:family="text">
      <style:text-properties style:font-name-complex="Times New Roman" fo:font-weight="bold" style:font-weight-asian="bold" fo:background-color="#FFFF00"/>
    </style:style>
    <style:style style:name="T109" style:parent-style-name="Policepardéfaut" style:family="text">
      <style:text-properties style:font-name-complex="Times New Roman" fo:font-weight="bold" style:font-weight-asian="bold" fo:background-color="#FFFF00"/>
    </style:style>
    <style:style style:name="T110" style:parent-style-name="Policepardéfaut" style:family="text">
      <style:text-properties style:font-name-complex="Times New Roman" fo:font-weight="bold" style:font-weight-asian="bold"/>
    </style:style>
    <style:style style:name="T111" style:parent-style-name="Policepardéfaut" style:family="text">
      <style:text-properties style:font-name-complex="Times New Roman" fo:font-weight="bold" style:font-weight-asian="bold"/>
    </style:style>
    <style:style style:name="P112" style:parent-style-name="Standard" style:family="paragraph">
      <style:paragraph-properties fo:text-align="justify"/>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T117" style:parent-style-name="Policepardéfaut" style:family="text">
      <style:text-properties style:font-name-complex="Times New Roman" fo:font-weight="bold" style:font-weight-asian="bold"/>
    </style:style>
    <style:style style:name="P118" style:parent-style-name="Standard" style:family="paragraph">
      <style:paragraph-properties fo:text-align="justify"/>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T124" style:parent-style-name="Policepardéfaut" style:family="text">
      <style:text-properties style:font-name-complex="Times New Roman" fo:font-weight="bold" style:font-weight-asian="bold"/>
    </style:style>
    <style:style style:name="T125" style:parent-style-name="Policepardéfaut" style:family="text">
      <style:text-properties style:font-name-complex="Times New Roman" fo:font-weight="bold" style:font-weight-asian="bold" fo:font-style="italic" style:font-style-asian="italic"/>
    </style:style>
    <style:style style:name="T126" style:parent-style-name="Policepardéfaut" style:family="text">
      <style:text-properties style:font-name-complex="Times New Roman" fo:font-weight="bold" style:font-weight-asian="bold"/>
    </style:style>
    <style:style style:name="T127" style:parent-style-name="Policepardéfaut" style:family="text">
      <style:text-properties style:font-name-complex="Times New Roman" fo:font-weight="bold" style:font-weight-asian="bold"/>
    </style:style>
    <style:style style:name="P128" style:parent-style-name="Standard" style:family="paragraph">
      <style:paragraph-properties fo:text-align="justify"/>
    </style:style>
    <style:style style:name="T129" style:parent-style-name="Policepardéfaut" style:family="text">
      <style:text-properties style:font-name-complex="Times New Roman"/>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T132" style:parent-style-name="Policepardéfaut" style:family="text">
      <style:text-properties style:font-name-complex="Times New Roman" fo:font-weight="bold" style:font-weight-asian="bold"/>
    </style:style>
    <style:style style:name="T133" style:parent-style-name="Policepardéfaut" style:family="text">
      <style:text-properties style:font-name-complex="Times New Roman" fo:font-weight="bold" style:font-weight-asian="bold"/>
    </style:style>
    <style:style style:name="T134" style:parent-style-name="Policepardéfaut" style:family="text">
      <style:text-properties style:font-name-complex="Times New Roman" fo:font-weight="bold" style:font-weight-asian="bold"/>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T137" style:parent-style-name="Policepardéfaut" style:family="text">
      <style:text-properties style:font-name="Times" style:font-name-complex="Times" fo:font-style="italic" style:font-style-asian="italic"/>
    </style:style>
    <style:style style:name="T138" style:parent-style-name="Policepardéfaut" style:family="text">
      <style:text-properties style:font-name="Times" style:font-name-complex="Times" fo:font-style="italic" style:font-style-asian="italic"/>
    </style:style>
    <style:style style:name="P139" style:parent-style-name="Standard" style:family="paragraph">
      <style:paragraph-properties fo:text-align="justify"/>
    </style:style>
    <style:style style:name="T140" style:parent-style-name="Policepardéfaut" style:family="text">
      <style:text-properties style:font-name="Times" style:font-name-complex="Times" fo:font-style="italic" style:font-style-asian="italic"/>
    </style:style>
  </office:automatic-styles>
  <office:body>
    <office:text text:use-soft-page-breaks="true">
      <text:p text:style-name="P1"><text:span text:style-name="T2">INTERROGATOIRE D’EMILE DUVAL</text:span></text:p>
      <text:p text:style-name="P3"/>
      <text:p text:style-name="P4"><text:span text:style-name="T5">Date</text:span><text:span text:style-name="T6"> : 20 août 1944, lendemain de la libération du camp de Septfonds.</text:span></text:p>
      <text:p text:style-name="P7"><text:span text:style-name="T8">Interrogatoire :</text:span><text:span text:style-name="T9"><text:s/>du personnel qui<text:s/></text:span><text:span text:style-name="T10">travaillait<text:s/></text:span><text:span text:style-name="T11">au service</text:span><text:span text:style-name="T12"><text:s/>du régime<text:s/></text:span><text:span text:style-name="T13">de Vichy.</text:span></text:p>
      <text:p text:style-name="P14"><text:span text:style-name="T15">Objectif :</text:span><text:span text:style-name="T16"><text:s/>déterminer leur degré d’implication dans la vie du camp.</text:span></text:p>
      <text:p text:style-name="P17"><text:span text:style-name="T18">Exécuté par :</text:span><text:span text:style-name="T19"><text:s/>CTE.</text:span></text:p>
      <text:p text:style-name="P20"/>
      <text:p text:style-name="P21"><text:span text:style-name="T22">R : Nom ? Prénom ? Âge ?</text:span></text:p>
      <text:p text:style-name="P23"><text:span text:style-name="T24">P : Duval, Emile, 25 ans.</text:span></text:p>
      <text:p text:style-name="P25"/>
      <text:p text:style-name="P26"><text:span text:style-name="T27">R : Quel était ton rôle dans ce camp ? Pourquoi y avoir</text:span><text:span text:style-name="T28"><text:s/>travaillé ? Comment t’es-tu retrouvé là ?</text:span></text:p>
      <text:p text:style-name="P29"><text:span text:style-name="T30">P : Euh… J’ai fait un chantier de jeunesse,<text:s/></text:span><text:span text:style-name="T31">et puis je suis arrivé au camp. Je voulais travailler, gagner ma croute, et aussi servir mon pays et le<text:s/></text:span><text:span text:style-name="T32">Maréchal</text:span><text:span text:style-name="T33">. Pourquoi<text:s/></text:span><text:span text:style-name="T34">j’y travaille ? Ça me semble logique, on ne pe</text:span><text:span text:style-name="T35">ut pas laisser circuler seuls</text:span><text:span text:style-name="T36"><text:s/></text:span><text:span text:style-name="T37">des réfugiés, des étrangers, des juifs dans notre pays !</text:span></text:p>
      <text:p text:style-name="P38"/>
      <text:p text:style-name="P39"><text:span text:style-name="T40">R : On te</text:span><text:span text:style-name="T41"><text:s/></text:span><text:span text:style-name="T42">pose des questions simples, merci d’y répondre sans nous donner tes opinions ! Donc, à quel groupe tu étais affecté et qu’est-ce que tu faisais exactement ?</text:span></text:p>
      <text:p text:style-name="P43"><text:span text:style-name="T44">P</text:span><text:span text:style-name="T45"> : Le<text:s/></text:span><text:span text:style-name="T46">369, un</text:span><text:span text:style-name="T47"><text:s/>Groupement de Travailleurs Etrangers</text:span><text:span text:style-name="T48">.</text:span><text:span text:style-name="T49"><text:s/>Ma mission était seulement de les surveiller, de veiller au respect des règles que ce soit à l’intérieur du camp ou à l’extérieur dans les champs pour travailler.</text:span></text:p>
      <text:p text:style-name="P50"/>
      <text:p text:style-name="P51"><text:span text:style-name="T52">R : As-tu changé de poste ?</text:span><text:span text:style-name="T53"><text:s/>Eu des promotions ?</text:span></text:p>
      <text:p text:style-name="P54"><text:span text:style-name="T55">P : En 42, j’ai été promu chef de groupe.</text:span></text:p>
      <text:p text:style-name="P56"/>
      <text:p text:style-name="P57"><text:span text:style-name="T58">R : Quelles étaient tes</text:span><text:span text:style-name="T59"><text:s/></text:span><text:span text:style-name="T60">relations avec ton</text:span><text:span text:style-name="T61"><text:s/></text:span><text:span text:style-name="T62">groupe et les détenus ?</text:span></text:p>
      <text:p text:style-name="P63"><text:span text:style-name="T64">P : Comme vous pouvez le constater, je suis assez jeune, j’ai dû imposer le respect à des pères de famille, ça n’a pas<text:s/></text:span><text:span text:style-name="T65">toujours été évident avec les détenus, mais bon j’ai finalement réussi à ass</text:span><text:span text:style-name="T66">e</text:span><text:span text:style-name="T67">oir<text:s/></text:span><text:span text:style-name="T68">mon autorité.</text:span></text:p>
      <text:p text:style-name="P69"><text:span text:style-name="T70">Avec les autres gardes nous nous entendions assez bien, sauf quelques-</text:span><text:span text:style-name="T71">uns qui n’avaient pas les mêmes opinions que moi.</text:span></text:p>
      <text:p text:style-name="P72"/>
      <text:p text:style-name="P73"><text:span text:style-name="T74">R : Ah bon, mais pourquoi ? Précise.</text:span></text:p>
      <text:p text:style-name="P75"><text:span text:style-name="T76">P : Eh bien, disons que lorsque je devais mener des inspections dans les baraques, je voyais des changements d’attitude, comme s’ils me prenaient pour un minot ou comme</text:span><text:span text:style-name="T77"><text:s/>s’ils me cachaient quelque chose, je suspectais un trafic de cuillères.</text:span></text:p>
      <text:p text:style-name="P78"/>
      <text:p text:style-name="P79"><text:span text:style-name="T80">R : Un quoi ? Trafic de cuillère ! C’est une blague Duval…</text:span></text:p>
      <text:p text:style-name="P81"><text:span text:style-name="T82">P : Mais non ! Pas du tout, les prisonniers procédaient à des échanges de cuillères entre eux. Nous en avions parlé avec me</text:span><text:span text:style-name="T83">s collègues, certaines disparaissaient, d’autres apparaissaient.</text:span></text:p>
      <text:p text:style-name="P84"/>
      <text:p text:style-name="P85"><text:span text:style-name="T86">R : Un trafic de cuillères à l’intérieur du camp ! Et quand cette</text:span><text:span text:style-name="T87"><text:s/></text:span><text:span text:style-name="T88">histoire rocambolesque s’est-elle produite, je serai curieux de l’entendre ?!</text:span></text:p>
      <text:p text:style-name="P89"><text:span text:style-name="T90"><text:s/></text:span><text:span text:style-name="T91">P : Je ne sais pas exactement. Quand je suis<text:s/></text:span><text:span text:style-name="T92">arrivé le camp était déjà construit et j’ai vite compris qu’il y avait anguille sous roche. Mais en juin 1941, j’ai profité d’un moment où j’accompagnais au village un Espagnol, Alfonso, qui travaillait à l’hôpital, pour lui demander s’il<text:s/></text:span><text:span text:style-name="T93">savait</text:span><text:span text:style-name="T94"><text:s/>quelque-chose.</text:span><text:span text:style-name="T95"><text:s/>Mais</text:span><text:span text:style-name="T96"><text:s/>il a fait l’innocent, et ne m’a rien appris. Pourtant, je savais qu’il me cachait quelque chose, j’en étais persuadé.</text:span></text:p>
      <text:p text:style-name="P97"/>
      <text:soft-page-break/>
      <text:p text:style-name="P98"><text:span text:style-name="T99">R : Eh bien, c’est que monsieur se transforme en détective privé maintenant…</text:span></text:p>
      <text:p text:style-name="P100"><text:span text:style-name="T101">P : Mais c’est la vérité en tout cas ! Un<text:s/></text:span><text:span text:style-name="T102">soir d’été, en voyant des internés se comporter bizarrement, j’ai bien compris qu’il se passait quelque chose. J’ai donc décidé de fouiller les baraques, avec 3 gardes. Quand nous sommes entrés, ils n’avaient pas l’air inquiet. Je me souviens très bien de<text:s/></text:span><text:span text:style-name="T103">leur sourire narquois. Nous avons retourné toute la baraque et c’est là qu’ils ont sorti leurs cuillères. Tous ! Ils m’avaient bien eu ! De toute manière, les gens comme ça finissent toujours par s’en sortir, leur réputation de voleurs n’est pas qu’un myth</text:span><text:span text:style-name="T104">e.</text:span></text:p>
      <text:p text:style-name="P105"/>
      <text:p text:style-name="P106"><text:span text:style-name="T107">R : Surveille tes propos. Ce sont peut-être des étrangers mais beaucoup se sont battus contre les nazis, pendant que toi et tes petits camarades, vous vous la couliez douce !<text:s/></text:span><text:span text:style-name="T108">À</text:span><text:span text:style-name="T109"><text:s/></text:span><text:span text:style-name="T110">part ce fameux trafic, n’y a-t-il pas eu de problèmes particulier</text:span><text:span text:style-name="T111">s sous ton commandement ?</text:span></text:p>
      <text:p text:style-name="P112"><text:span text:style-name="T113">P : Je n’appellerai pas ça des problèmes, mais plutôt des complications. Quelques mois plus tard, deux de mes travailleurs se sont échappés lors d’un travail dans le champ. Et c’est moi qui ai été sanctionné ! Je suis retourné au<text:s/></text:span><text:span text:style-name="T114">bas de l’échelle comme simple surveillant. Après ça, j’ai serré la vis.</text:span></text:p>
      <text:p text:style-name="P115"/>
      <text:p text:style-name="P116"><text:span text:style-name="T117">R : Quoi d’autre ?</text:span></text:p>
      <text:p text:style-name="P118"><text:span text:style-name="T119">P : Une embrouille avec un officier plus ancien que moi, Thébaut, le commandant Thébaut. Nous n’étions pas d’accord sur la libération des prisonniers, il pensait qu</text:span><text:span text:style-name="T120">’il valait mieux les libérer après un an d’internement. Et moi, je n’étais pas d’accord. Il a donné sa démission quelques temps après notre altercation, car il ne supportait plus la vie dans le camp et sa politique. Et…</text:span></text:p>
      <text:p text:style-name="P121"/>
      <text:p text:style-name="P122"/>
      <text:p text:style-name="P123"><text:span text:style-name="T124">R : Quoi et</text:span><text:span text:style-name="T125">…</text:span><text:span text:style-name="T126"><text:s/>qu’est-ce qu’il y a e</text:span><text:span text:style-name="T127">ncore ?</text:span></text:p>
      <text:p text:style-name="P128"><text:span text:style-name="T129">P : Et puis vous êtes arrivés et vous avez libéré le camp. Vous avez libéré tous les prisonniers, et voilà que c’est nous, maintenant qu’on enferme, je ne comprends pas… Quelle injustice ! Ah, elle est belle la France qui se prépare !</text:span></text:p>
      <text:p text:style-name="P130"/>
      <text:p text:style-name="P131"><text:span text:style-name="T132">R : Quoi ? Q</text:span><text:span text:style-name="T133">u’est-ce que tu dis ? <text:s/>Enfin, on s’en moque bien, la roue tourne Duval, t’as servi les nazis et les collabos, ne la ramène pas ! Maintenant écoute moi bien, je vais t’expliquer ce qu’il va se passer : on va vous livrer aux autorités pour que vous soyez jug</text:span><text:span text:style-name="T134">és et que justice soit enfin rendue. Toi et tes petits copains vous ne vous en tirerez pas comme ça !</text:span></text:p>
      <text:p text:style-name="P135"/>
      <text:p text:style-name="P136"><text:span text:style-name="T137">Ce rapport de résistant a été transmis au tribunal de Montauban, Duval a été jugé 2 mois plus tard, pour collaboration. La sanction tombe : 6 mois de pri</text:span><text:span text:style-name="T138">son ferme.</text:span></text:p>
      <text:p text:style-name="P139"><text:span text:style-name="T140">Après avoir purgé sa peine, il retourne en Aveyron et reprend son métier d’ébénist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tilisateur</meta:initial-creator>
    <dc:creator>Margot Nicolle</dc:creator>
    <meta:creation-date>2019-10-04T09:09:00Z</meta:creation-date>
    <dc:date>2019-10-04T09:09:00Z</dc:date>
    <meta:template xlink:href="Normal" xlink:type="simple"/>
    <meta:editing-cycles>2</meta:editing-cycles>
    <meta:editing-duration>PT420S</meta:editing-duration>
    <meta:document-statistic meta:page-count="2" meta:paragraph-count="10" meta:word-count="800" meta:character-count="5195" meta:row-count="36" meta:non-whitespace-character-count="4405"/>
  </office:meta>
</office:document-meta>
</file>